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9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9</text:p>
      <text:p text:style-name="P5">Restrictions: ? 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2"/>
      <text:p text:style-name="P3">Under ordinary circumstances, it is difficult to deliver/ a funeral address without falling into exaggerations,/ and say things which are not strictly correct; that is, give/ utterance to what savors of flattery, or unintentionally/ does the departed injustice. <text:s/>This difficulty increases very/ considerably, when the speaker has no knowledge of/ the character, history and sentiments of the deceased, who/ is about to be buried. <text:s/>In that weary position I my-/-self am placed this day. <text:s/>Our sister in faith was a stranger/ to me, not a stranger of course, in its literal sense, for/ she was a member of the <text:span text:style-name="T2">faith</text:span><text:span text:style-name="T3"> religion which I am bound to/ serve, but as one whom I do not remember to have/ met during her life-time, and learned to look upon as/ she may have deserved to be regarded. <text:s/>For I need/ scarcely say that my presence here is due to the sad/ circumstance, that the minister of this Hebrew family/ has died, and I have agreed to act at the request of some/ who mourn for the loss of this aged mother in Israel./</text:span></text:p>
      <text:p text:style-name="P3"><text:span text:style-name="T3"><text:tab/>But while I must be pardoned for not making/ very extended remarks, by reason of my unacquaintance/</text:span></text:p>
      <text:p text:style-name="P3"><text:span text:style-name="T3"/></text:p>
      <text:p text:style-name="P3"><text:span text:style-name="T3">[Page 2]</text:span></text:p>
      <text:p text:style-name="P3"><text:span text:style-name="T3">with the departed, I am glad that I am enabled/ to accord to her the merit of having been a consistent/ Jewess. <text:s/>So have I been assured by those who/ claim to have known her well. <text:s/>To some the qualities/ I have just mentioned may appear of doubtful me-/-rit. <text:s/>They might ask: "What virtue is there in/ a person who professes a certain religion to adhere/ to it? <text:s/>To be a Jew or a Jewess means to/ follow </text:span><text:soft-page-break/><text:span text:style-name="T3">Biblical and traditional ordinances without/ deviation." <text:s/>But as unfortunately the illustration/ of such consistency is very rare at present, therefore/ when we find it, we ought to praise it loudly/ and greatly. <text:s/>If it does not lie then in/ my power to eulogise the character of Mrs.....in all/ particulars and in detail, I judge that my commend-/ing her for her religiousness is, nowadays, a high/ laudation. <text:s/>Besides, I hold that an individual/ who keeps fidelity to God, must necessarily/ be faithful to her near and dear in every rela-/-tion of life. <text:s/>This venerable sister of ours could/ not have observed her faith by half, minding/ the ceremonial rules, and neglecting the moral injunctions./</text:span></text:p>
      <text:p text:style-name="P3"><text:span text:style-name="T3"/></text:p>
      <text:p text:style-name="P3"><text:span text:style-name="T3">[Page 3]</text:span></text:p>
      <text:p text:style-name="P3"><text:span text:style-name="T3">I must believe that besides attending to Sab-/-baths and festivals, dietary laws and synagogual/ rites, she was a devoted wife, and affectionate/ mother and sincere friend; for we cannot [?]/ the commandments by assigning to some more im-/-portance and validity than to others. <text:s/>Brightly/ have our Sages recommended that we be eager to ful-/-fil the light religious duties as the rigid ones, for we are/ ignorant of their respective recompense. <text:s/>If Mrs/.....was a true Jewess, her reward must be/ very great in the regions of bliss. <text:s/>But have/ those to whom she behaved lovingly &amp; during/ a long protracted existence, repaid her according to her/ worth? <text:s/>Has the husband been considerate and/ kind, and has he endeavoured to sweeten the life/ of his companion? <text:s/>Have the children been/ devoted to their mother, have they solicitously/ waited on her, anticipated her by words? <text:s/>These/ important questions may be answered by acquain-/-tances who have associated with the family, and/ have learned its habits, feelings and practices./</text:span></text:p>
      <text:p text:style-name="P3"><text:span text:style-name="T3"/></text:p>
      <text:p text:style-name="P3"><text:span text:style-name="T3">[Page 4]</text:span></text:p>
      <text:p text:style-name="P3"><text:span text:style-name="T3">I trust, for their sake, that the testimony is in/ their favor. <text:s/>I can only pray that their reward/ be commensurate to their goodness. <text:s/>I beseech/ the Lord that they may </text:span><text:span text:style-name="T2">feel</text:span><text:span text:style-name="T3"> experience the joy of having/ carried out the principles of rectitude implanted/ in our breasts by the Author of our existence, and/ ordained by the Lawgiver of Israel. <text:s/>Thus will/ they have in heaven a being propitiating divine/ grace in their behalf. <text:s/>As to the depart-/-ed, whom her Maker permitted to reach a period/ beyond the allotted term, I offer supplications that/ the trials which may have undergone be an atone-/-ment for all her shortcomings. <text:s/>May the Father/ of mercy bid his angels usher her soul into the/ realms of beatitude, and assign to her a seat/ among the righteous and the saints who/ have done His will. <text:s/>May in her be verified the/ sentence of the scriptures: "The Almighty shall be/ the precious gold, and powerful silver will He be to Thee./ <text:s/>Then shalt thou delight in the Omnipotent and raise they face to God./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2:21:17.73</meta:creation-date>
    <meta:document-statistic meta:table-count="0" meta:image-count="0" meta:object-count="0" meta:page-count="3" meta:paragraph-count="70" meta:word-count="900" meta:character-count="5578"/>
    <dc:date>2012-11-06T13:20:51.63</dc:date>
    <meta:editing-duration>PT44M23S</meta:editing-duration>
    <meta:editing-cycles>1</meta:editing-cycles>
    <meta:generator>OpenOffice.org/3.4.1$Win32 OpenOffice.org_project/341m1$Build-9593</meta:generator>
  </office:meta>
</office:document-meta>
</file>